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i>r</mi>
      </msub>
      <mrow>
        <mi/>
        <mo stretchy="false">=</mo>
        <mi/>
      </mrow>
      <mfrac>
        <mo stretchy="false">ℏ</mo>
        <mtext>i</mtext>
      </mfrac>
      <mi/>
      <mfenced open="(" close=")">
        <mrow>
          <mfrac>
            <mo stretchy="false">∂</mo>
            <mrow>
              <mo stretchy="false">∂</mo>
              <mi>r</mi>
            </mrow>
          </mfrac>
          <mrow>
            <mi/>
            <mo stretchy="false">+</mo>
            <mi/>
          </mrow>
          <mfrac>
            <mn>1</mn>
            <mi>r</mi>
          </mfrac>
        </mrow>
      </mfenced>
      <mrow>
        <mi/>
        <mo stretchy="false">=</mo>
        <mi/>
      </mrow>
      <mfrac>
        <mo stretchy="false">ℏ</mo>
        <mtext>i</mtext>
      </mfrac>
      <mi/>
      <mfrac>
        <mn>1</mn>
        <mi>r</mi>
      </mfrac>
      <mi/>
      <mfrac>
        <mo stretchy="false">∂</mo>
        <mrow>
          <mo stretchy="false">∂</mo>
          <mi>r</mi>
        </mrow>
      </mfrac>
      <mi>r</mi>
    </mrow>
    <annotation encoding="StarMath 5.0">alignc p _r ~=~ hbar over "i" ` 
left ( 
 partial over {partial r} ~+~ 1 over r 
right ) 
~=~ 
hbar over "i" ` 1 over r ` partial over {partial r}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2:07:43.236000000</meta:creation-date>
    <meta:generator>LibreOffice/4.1.4.2$Windows_x86 LibreOffice_project/0a0440ccc0227ad9829de5f46be37cfb6edcf72</meta:generator>
  </office:meta>
</office:document-meta>
</file>